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dash" draw:stroke-dash="Ultrafine_20_Dashed" svg:stroke-width="0.051cm" draw:marker-start-width="0.381cm" draw:marker-end="Arrow" draw:marker-end-width="0.102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Dashed"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3.087cm" svg:height="2.885cm" svg:x="0.264cm" svg:y="0.436cm" svg:viewBox="0 0 3088 2886" svg:d="m345 888 241 139c-60 125-93 265-93 415 0 139 28 270 81 388l-219 126 152 264 233-134c164 180 400 301 672 330v246h305v-252c273-39 506-172 662-363l212 122 153-264-212-123c40-105 61-219 61-340 0-138-28-268-79-386l219-126-152-264-233 134c-156-171-376-289-631-326v-261h-305v255c-261 28-488 140-651 308l-263-152zm1046-624c875 0 1544 625 1544 1443s-669 1443-1544 1443-1544-625-1544-1443 669-1443 1544-1443z">
          <text:p/>
        </draw:path>
        <draw:custom-shape draw:style-name="gr2" draw:text-style-name="P1" draw:layer="layout" svg:width="1.819cm" svg:height="1.757cm" svg:x="0.895cm" svg:y="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34cm" svg:height="0.234cm" svg:x="1.718cm" svg:y="0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2cm" svg:height="0.132cm" svg:x="1.769cm" svg:y="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34cm" svg:height="0.234cm" svg:x="0.69cm" svg:y="1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2cm" svg:height="0.132cm" svg:x="0.741cm" svg:y="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34cm" svg:height="0.234cm" svg:x="2.681cm" svg:y="1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2cm" svg:height="0.132cm" svg:x="2.732cm" svg:y="1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34cm" svg:height="0.234cm" svg:x="1.708cm" svg:y="2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748cm" svg:y1="3.027cm" svg:x2="1.901cm" svg:y2="2.885cm">
          <text:p/>
        </draw:line>
        <draw:line draw:style-name="gr4" draw:text-style-name="P1" draw:layer="layout" svg:x1="1.748cm" svg:y1="2.875cm" svg:x2="1.901cm" svg:y2="3.027cm">
          <text:p/>
        </draw:line>
        <draw:frame draw:style-name="gr5" draw:layer="layout" svg:width="0.378cm" svg:height="0.466cm" svg:x="1.964cm" svg:y="0.51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639cm" svg:height="0.466cm" svg:x="1.045cm" svg:y="2.69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377cm" svg:height="0.466cm" svg:x="0.395cm" svg:y="1.93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0.638cm" svg:height="0.466cm" svg:x="2.691cm" svg:y="1.27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0.359cm" svg:height="0.466cm" svg:x="2.466cm" svg:y="2.40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0.62cm" svg:height="0.466cm" svg:x="0.528cm" svg:y="0.73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6" draw:text-style-name="P1" draw:layer="layout" svg:x1="5.121cm" svg:y1="1.453cm" svg:x2="6.522cm" svg:y2="1.453cm">
          <text:p/>
        </draw:line>
        <draw:line draw:style-name="gr6" draw:text-style-name="P1" draw:layer="layout" svg:x1="5.12cm" svg:y1="1.456cm" svg:x2="5.476cm" svg:y2="2.072cm">
          <text:p/>
        </draw:line>
        <draw:line draw:style-name="gr6" draw:text-style-name="P1" draw:layer="layout" svg:x1="5.12cm" svg:y1="1.459cm" svg:x2="5.476cm" svg:y2="0.843cm">
          <text:p/>
        </draw:line>
        <draw:frame draw:style-name="gr5" draw:layer="layout" svg:width="0.579cm" svg:height="0.529cm" svg:x="6.411cm" svg:y="1.15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layer="layout" svg:width="0.579cm" svg:height="0.529cm" svg:x="5.283cm" svg:y="1.9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0.564cm" svg:height="0.53cm" svg:x="5.395cm" svg:y="0.44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1.821cm" svg:height="1.299cm" svg:x="3.177cm" svg:y="2.30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2" draw:text-style-name="P1" draw:layer="layout" svg:width="0.234cm" svg:height="0.234cm" svg:x="0.7cm" svg:y="2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0.74cm" svg:y1="2.519cm" svg:x2="0.893cm" svg:y2="2.377cm">
          <text:p/>
        </draw:line>
        <draw:line draw:style-name="gr4" draw:text-style-name="P1" draw:layer="layout" svg:x1="0.74cm" svg:y1="2.367cm" svg:x2="0.893cm" svg:y2="2.519cm">
          <text:p/>
        </draw:line>
        <draw:custom-shape draw:style-name="gr2" draw:text-style-name="P1" draw:layer="layout" svg:width="0.234cm" svg:height="0.234cm" svg:x="2.692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732cm" svg:y1="2.479cm" svg:x2="2.885cm" svg:y2="2.337cm">
          <text:p/>
        </draw:line>
        <draw:line draw:style-name="gr4" draw:text-style-name="P1" draw:layer="layout" svg:x1="2.732cm" svg:y1="2.327cm" svg:x2="2.885cm" svg:y2="2.479cm">
          <text:p/>
        </draw:line>
        <draw:line draw:style-name="gr6" draw:text-style-name="P1" draw:layer="layout" svg:x1="6.237cm" svg:y1="2.787cm" svg:x2="6.593cm" svg:y2="3.403cm">
          <text:p/>
        </draw:line>
        <draw:line draw:style-name="gr6" draw:text-style-name="P1" draw:layer="layout" svg:x1="6.595cm" svg:y1="3.403cm" svg:x2="7.996cm" svg:y2="3.4cm">
          <text:p/>
        </draw:line>
        <draw:line draw:style-name="gr6" draw:text-style-name="P1" draw:layer="layout" svg:x1="7.996cm" svg:y1="3.4cm" svg:x2="8.352cm" svg:y2="2.784cm">
          <text:p/>
        </draw:line>
        <draw:line draw:style-name="gr7" draw:text-style-name="P1" draw:layer="layout" svg:x1="6.238cm" svg:y1="2.784cm" svg:x2="8.351cm" svg:y2="2.784cm">
          <text:p/>
        </draw:line>
        <draw:frame draw:style-name="gr5" draw:layer="layout" svg:width="0.579cm" svg:height="0.529cm" svg:x="7.02cm" svg:y="2.87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579cm" svg:height="0.529cm" svg:x="5.933cm" svg:y="2.84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layer="layout" svg:width="0.564cm" svg:height="0.53cm" svg:x="8.122cm" svg:y="2.84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layer="layout" svg:width="0.447cm" svg:height="0.467cm" svg:x="6.919cm" svg:y="2.19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8" draw:text-style-name="P1" draw:layer="layout" svg:x1="5.12cm" svg:y1="1.456cm" svg:x2="4.419cm" svg:y2="0.243cm">
          <text:p/>
        </draw:line>
        <draw:line draw:style-name="gr8" draw:text-style-name="P1" draw:layer="layout" svg:x1="5.119cm" svg:y1="1.463cm" svg:x2="4.419cm" svg:y2="2.676cm">
          <text:p/>
        </draw:line>
        <draw:frame draw:style-name="gr5" draw:layer="layout" svg:width="0.62cm" svg:height="0.466cm" svg:x="5.191cm" svg:y="1.41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9" draw:text-style-name="P1" draw:layer="layout" svg:width="0.193cm" svg:height="0.142cm" draw:transform="rotate (-2.09439510239399) translate (5.334cm 1.468cm)">
          <text:p/>
          <draw:enhanced-geometry svg:viewBox="0 0 21600 21600" draw:type="block-arc" draw:modifiers="-145.05910382039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>a</math:mi>
    </math:msub>
    <math:annotation math:encoding="StarMath 5.0">%tau_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>c</math:mi>
    </math:msub>
    <math:annotation math:encoding="StarMath 5.0">%tau_c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table>
          <math:mtr>
            <math:mrow>
              <math:mrow>
                <math:msub>
                  <math:mo math:stretchy="false">τ</math:mo>
                  <math:mi>a</math:mi>
                </math:msub>
                <math:mo math:stretchy="false">=</math:mo>
                <math:msub>
                  <math:mo math:stretchy="false">τ</math:mo>
                  <math:mi>p</math:mi>
                </math:msub>
              </math:mrow>
            </math:mrow>
          </math:mtr>
          <math:mtr>
            <math:mrow>
              <math:mrow>
                <math:mrow>
                  <math:msub>
                    <math:mo math:stretchy="false">τ</math:mo>
                    <math:mi>b</math:mi>
                  </math:msub>
                  <math:mo math:stretchy="false">=</math:mo>
                  <math:mrow>
                    <math:mo math:stretchy="false">−</math:mo>
                    <math:mn>0.5</math:mn>
                  </math:mrow>
                </math:mrow>
                <math:msub>
                  <math:mo math:stretchy="false">τ</math:mo>
                  <math:mi>p</math:mi>
                </math:msub>
              </math:mrow>
            </math:mrow>
          </math:mtr>
          <math:mtr>
            <math:mrow>
              <math:mrow>
                <math:mrow>
                  <math:msub>
                    <math:mo math:stretchy="false">τ</math:mo>
                    <math:mi>c</math:mi>
                  </math:msub>
                  <math:mo math:stretchy="false">=</math:mo>
                  <math:mrow>
                    <math:mo math:stretchy="false">−</math:mo>
                    <math:mn>0.5</math:mn>
                  </math:mrow>
                </math:mrow>
                <math:msub>
                  <math:mo math:stretchy="false">τ</math:mo>
                  <math:mi>p</math:mi>
                </math:msub>
              </math:mrow>
            </math:mrow>
          </math:mtr>
        </math:mtable>
      </math:mrow>
    </math:mstyle>
    <math:annotation math:encoding="StarMath 5.0">size *0.8 {stack {alignl %tau_a = %tau_p # alignl %tau_b = -0.5 %tau_p # alignl %tau_c = -0.5 %tau_p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>b</math:mi>
    </math:msub>
    <math:annotation math:encoding="StarMath 5.0">%tau_b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>c</math:mi>
    </math:msub>
    <math:annotation math:encoding="StarMath 5.0">%tau_c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o math:stretchy="false">τ</math:mo>
    <math:annotation math:encoding="StarMath 5.0">%tau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p>
          <math:mn>60</math:mn>
          <math:mn>0</math:mn>
        </math:msup>
      </math:mrow>
    </math:mstyle>
    <math:annotation math:encoding="StarMath 5.0">size *0.75 60^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a</math:mi>
      </math:mrow>
    </math:mstyle>
    <math:annotation math:encoding="StarMath 5.0">size *0.8 {a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a</math:mi>
        </math:mrow>
      </math:mrow>
    </math:mstyle>
    <math:annotation math:encoding="StarMath 5.0">size *.8 {-a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b</math:mi>
      </math:mrow>
    </math:mstyle>
    <math:annotation math:encoding="StarMath 5.0">size *.8 {b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b</math:mi>
        </math:mrow>
      </math:mrow>
    </math:mstyle>
    <math:annotation math:encoding="StarMath 5.0">size *0.8 {-b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c</math:mi>
      </math:mrow>
    </math:mstyle>
    <math:annotation math:encoding="StarMath 5.0">size *0.8 {c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c</math:mi>
        </math:mrow>
      </math:mrow>
    </math:mstyle>
    <math:annotation math:encoding="StarMath 5.0">size *0.8 {-c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>a</math:mi>
    </math:msub>
    <math:annotation math:encoding="StarMath 5.0">%tau_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>b</math:mi>
    </math:msub>
    <math:annotation math:encoding="StarMath 5.0">%tau_b</math:annotation>
  </math:semantics>
</math:math>
</file>